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520000017DF633136E3023F38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Lohit Devanagari3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Times New Roman" svg:font-family="'Times New Roman'"/>
  </office:font-face-decls>
  <office:automatic-styles>
    <style:style style:name="Table3" style:family="table">
      <style:table-properties style:width="16.946cm" fo:margin-left="0.025cm" table:align="left" fo:background-color="transparent">
        <style:background-image/>
      </style:table-properties>
    </style:style>
    <style:style style:name="Table3.A" style:family="table-column">
      <style:table-column-properties style:column-width="5.607cm"/>
    </style:style>
    <style:style style:name="Table3.B" style:family="table-column">
      <style:table-column-properties style:column-width="3.09cm"/>
    </style:style>
    <style:style style:name="Table3.C" style:family="table-column">
      <style:table-column-properties style:column-width="2.612cm"/>
    </style:style>
    <style:style style:name="Table3.D" style:family="table-column">
      <style:table-column-properties style:column-width="2.085cm"/>
    </style:style>
    <style:style style:name="Table3.E" style:family="table-column">
      <style:table-column-properties style:column-width="1.413cm"/>
    </style:style>
    <style:style style:name="Table3.F" style:family="table-column">
      <style:table-column-properties style:column-width="2.138cm"/>
    </style:style>
    <style:style style:name="Table3.1" style:family="table-row">
      <style:table-row-properties fo:background-color="#b2b2b2">
        <style:background-image/>
      </style:table-row-properties>
    </style:style>
    <style:style style:name="Table3.A1" style:family="table-cell">
      <style:table-cell-properties fo:background-color="#b2b2b2" fo:padding="0.05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F1" style:family="table-cell">
      <style:table-cell-properties fo:background-color="#b2b2b2" fo:padding="0.051cm" fo:border="0.05pt solid #000000" style:writing-mode="page">
        <style:background-image/>
      </style:table-cell-properties>
    </style:style>
    <style:style style:name="Table3.A2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3.B2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3.D2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3.E2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3.F2" style:family="table-cell">
      <style:table-cell-properties fo:padding="0.051cm" fo:border-left="0.05pt solid #000000" fo:border-right="0.05pt solid #000000" fo:border-top="none" fo:border-bottom="0.05pt solid #000000" style:writing-mode="page"/>
    </style:style>
    <style:style style:name="Table3.3" style:family="table-row">
      <style:table-row-properties fo:background-color="transparent">
        <style:background-image/>
      </style:table-row-properties>
    </style:style>
    <style:style style:name="Table3.A3" style:family="table-cell">
      <style:table-cell-properties fo:padding="0.051cm" fo:border-left="0.05pt solid #000000" fo:border-right="none" fo:border-top="none" fo:border-bottom="0.05pt solid #000000" style:writing-mode="page"/>
    </style:style>
    <style:style style:name="Table3.D3" style:family="table-cell">
      <style:table-cell-properties fo:background-color="#b2b2b2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F3" style:family="table-cell">
      <style:table-cell-properties fo:background-color="#b2b2b2" fo:padding="0.05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16.967cm" fo:margin-left="0.025cm" table:align="left" fo:background-color="transparent">
        <style:background-image/>
      </style:table-properties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6.509cm"/>
    </style:style>
    <style:style style:name="Table1.D" style:family="table-column">
      <style:table-column-properties style:column-width="3.473cm"/>
    </style:style>
    <style:style style:name="Table1.A1" style:family="table-cell">
      <style:table-cell-properties fo:padding="0.051cm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51cm" fo:border="0.05pt solid #000000" style:writing-mode="page"/>
    </style:style>
    <style:style style:name="Table1.2" style:family="table-row">
      <style:table-row-properties style:min-row-height="1.016cm"/>
    </style:style>
    <style:style style:name="Table1.A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1.D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1.4" style:family="table-row">
      <style:table-row-properties style:min-row-height="1.136cm" fo:background-color="transparent">
        <style:background-image/>
      </style:table-row-properties>
    </style:style>
    <style:style style:name="Table1.A4" style:family="table-cell">
      <style:table-cell-properties style:vertical-align="bottom" fo:padding="0.051cm" fo:border-left="0.05pt solid #000000" fo:border-right="none" fo:border-top="none" fo:border-bottom="0.05pt solid #000000" style:writing-mode="page"/>
    </style:style>
    <style:style style:name="Table1.B4" style:family="table-cell">
      <style:table-cell-properties style:vertical-align="bottom" fo:padding="0.051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7.5pt" officeooo:paragraph-rsid="000b6921" style:font-size-asian="17.5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.5pt" officeooo:paragraph-rsid="000b6921" style:font-size-asian="13.5pt"/>
    </style:style>
    <style:style style:name="P3" style:family="paragraph" style:parent-style-name="Standard">
      <style:text-properties style:font-name="Liberation Serif" fo:font-size="12pt" officeooo:rsid="000c00ca" officeooo:paragraph-rsid="000b6921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5dc0c6" officeooo:paragraph-rsid="00190eeb" fo:background-color="transparent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officeooo:rsid="001641bc" officeooo:paragraph-rsid="000b6921"/>
    </style:style>
    <style:style style:name="P6" style:family="paragraph" style:parent-style-name="Standard">
      <style:text-properties style:font-name="Liberation Serif" officeooo:rsid="001641bc" officeooo:paragraph-rsid="000b6921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0pt" officeooo:paragraph-rsid="000b6921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0pt" officeooo:paragraph-rsid="00190eeb" style:font-size-asian="10pt" style:font-size-complex="10pt"/>
    </style:style>
    <style:style style:name="P9" style:family="paragraph" style:parent-style-name="Standard">
      <style:text-properties style:font-name="Liberation Serif" fo:font-size="10pt" officeooo:rsid="001d7382" officeooo:paragraph-rsid="00190eeb" style:font-size-asian="10pt" style:font-size-complex="10pt"/>
    </style:style>
    <style:style style:name="P10" style:family="paragraph" style:parent-style-name="Standard">
      <style:text-properties style:font-name="Liberation Serif" fo:font-size="10pt" officeooo:rsid="001d7382" officeooo:paragraph-rsid="00279606" style:font-size-asian="10pt" style:font-size-complex="10pt"/>
    </style:style>
    <style:style style:name="P11" style:family="paragraph" style:parent-style-name="Standard">
      <style:text-properties style:font-name="Liberation Serif" fo:font-size="10pt" officeooo:rsid="001ef384" officeooo:paragraph-rsid="00190eeb" style:font-size-asian="10pt" style:font-size-complex="10pt"/>
    </style:style>
    <style:style style:name="P12" style:family="paragraph" style:parent-style-name="Standard">
      <style:paragraph-properties fo:break-before="page"/>
      <style:text-properties style:font-name="Liberation Serif" fo:font-size="10pt" officeooo:rsid="000c00ca" officeooo:paragraph-rsid="000b6921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0pt" fo:language="en" fo:country="GB" officeooo:paragraph-rsid="000b6921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0pt" fo:language="en" fo:country="GB" officeooo:rsid="005277fd" officeooo:paragraph-rsid="00166bd8" style:font-size-asian="10pt" style:font-size-complex="10pt"/>
    </style:style>
    <style:style style:name="P15" style:family="paragraph" style:parent-style-name="Standard">
      <style:text-properties style:font-name="Liberation Serif" fo:font-size="10pt" fo:font-weight="bold" officeooo:paragraph-rsid="000b692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0pt" fo:font-weight="bold" officeooo:rsid="00361b1d" officeooo:paragraph-rsid="00190eeb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0pt" fo:font-weight="bold" officeooo:rsid="003cf12b" officeooo:paragraph-rsid="00290e82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Liberation Serif" fo:font-size="10pt" fo:font-weight="bold" officeooo:rsid="0088abda" officeooo:paragraph-rsid="000b6921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Liberation Serif" officeooo:paragraph-rsid="000b6921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4d101b" officeooo:paragraph-rsid="00190eeb" style:font-size-asian="14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0pt" fo:font-weight="normal" officeooo:paragraph-rsid="000b6921" fo:background-color="transparent" style:font-name-asian="Times New Roman" style:font-size-asian="10pt" style:font-weight-asian="normal" style:font-name-complex="Times New Roman" style:font-size-complex="10pt" style:font-weight-complex="normal"/>
    </style:style>
    <style:style style:name="P22" style:family="paragraph" style:parent-style-name="Standard">
      <style:paragraph-properties fo:line-height="100%" fo:text-align="center" style:justify-single-word="false"/>
      <style:text-properties style:use-window-font-color="true" loext:opacity="0%" style:font-name="Liberation Serif" fo:font-size="10pt" fo:font-weight="bold" officeooo:rsid="0081f3dd" officeooo:paragraph-rsid="000b6921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0pt" fo:font-weight="bold" officeooo:rsid="0081f3dd" officeooo:paragraph-rsid="000b6921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0pt" fo:font-weight="bold" officeooo:rsid="002edff0" officeooo:paragraph-rsid="000b6921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25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0pt" fo:font-weight="bold" officeooo:rsid="002edff0" officeooo:paragraph-rsid="000b6921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0pt" fo:font-weight="bold" officeooo:rsid="00166bd8" officeooo:paragraph-rsid="00166bd8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27" style:family="paragraph" style:parent-style-name="Standard">
      <style:text-properties officeooo:paragraph-rsid="00190eeb"/>
    </style:style>
    <style:style style:name="P28" style:family="paragraph" style:parent-style-name="Standard">
      <style:text-properties style:font-name="Liberation Serif" fo:font-size="10pt" officeooo:rsid="001d7382" officeooo:paragraph-rsid="00190eeb" style:font-size-asian="10pt" style:font-size-complex="10pt"/>
    </style:style>
    <style:style style:name="P29" style:family="paragraph" style:parent-style-name="Standard">
      <style:text-properties style:font-name="Liberation Serif" fo:font-size="10pt" officeooo:rsid="001d7382" officeooo:paragraph-rsid="00279606" style:font-size-asian="10pt" style:font-size-complex="10pt"/>
    </style:style>
    <style:style style:name="P30" style:family="paragraph">
      <style:paragraph-properties fo:text-align="start"/>
      <style:text-properties fo:color="#000000" style:font-name="Liberation Serif1" fo:font-size="10pt"/>
    </style:style>
    <style:style style:name="P31" style:family="paragraph">
      <loext:graphic-properties draw:fill="none" draw:fill-color="#ffffff"/>
      <style:paragraph-properties style:writing-mode="lr-tb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style:font-name="Liberation Serif" fo:font-size="10pt" style:font-size-asian="10pt" style:font-size-complex="10pt"/>
    </style:style>
    <style:style style:name="P33" style:family="paragraph">
      <loext:graphic-properties draw:fill="none" draw:fill-color="#ffffff"/>
      <style:paragraph-properties style:writing-mode="lr-tb"/>
      <style:text-properties fo:color="#000000" loext:opacity="100%" style:font-name="Liberation Serif" fo:font-size="10pt" style:font-name-asian="Arial" style:font-size-asian="10pt" style:font-name-complex="Arial" style:font-size-complex="10pt"/>
    </style:style>
    <style:style style:name="P34" style:family="paragraph">
      <style:paragraph-properties fo:text-align="start"/>
    </style:style>
    <style:style style:name="P35" style:family="paragraph">
      <loext:graphic-properties draw:fill="none" draw:fill-color="#ffffff"/>
      <style:paragraph-properties fo:text-align="start" style:writing-mode="lr-tb"/>
      <style:text-properties style:font-name="Liberation Serif" fo:background-color="#ffff00"/>
    </style:style>
    <style:style style:name="P36" style:family="paragraph">
      <style:paragraph-properties fo:line-height="100%"/>
    </style:style>
    <style:style style:name="P37" style:family="paragraph">
      <loext:graphic-properties draw:fill="none" draw:fill-color="#ffffff"/>
      <style:paragraph-properties fo:text-align="start" style:writing-mode="lr-tb"/>
      <style:text-properties style:font-name="Liberation Serif" fo:font-size="10pt" fo:background-color="#ffff00" style:font-size-asian="10pt" style:font-size-complex="10pt"/>
    </style:style>
    <style:style style:name="P38" style:family="paragraph">
      <loext:graphic-properties draw:fill="none" draw:fill-color="#ffffff"/>
      <style:paragraph-properties fo:text-align="start" style:writing-mode="lr-tb"/>
      <style:text-properties style:font-name="Liberation Serif" fo:font-size="10pt" style:font-size-asian="10pt" style:font-size-complex="10pt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erif" fo:font-size="12pt" style:font-size-asian="12pt" style:font-size-complex="12pt"/>
    </style:style>
    <style:style style:name="T1" style:family="text">
      <style:text-properties officeooo:rsid="00675ab7"/>
    </style:style>
    <style:style style:name="T2" style:family="text">
      <style:text-properties officeooo:rsid="004d101b"/>
    </style:style>
    <style:style style:name="T3" style:family="text">
      <style:text-properties officeooo:rsid="000d231b"/>
    </style:style>
    <style:style style:name="T4" style:family="text">
      <style:text-properties style:use-window-font-color="true" loext:opacity="0%" officeooo:rsid="002edff0" fo:background-color="transparent" loext:char-shading-value="0" style:font-name-asian="Times New Roman" style:font-name-complex="Times New Roman"/>
    </style:style>
    <style:style style:name="T5" style:family="text">
      <style:text-properties style:use-window-font-color="true" loext:opacity="0%" officeooo:rsid="0031673d" fo:background-color="transparent" loext:char-shading-value="0" style:font-name-asian="Times New Roman" style:font-name-complex="Times New Roman"/>
    </style:style>
    <style:style style:name="T6" style:family="text">
      <style:text-properties officeooo:rsid="00338b7a"/>
    </style:style>
    <style:style style:name="T7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Liberation Serif" fo:font-size="10pt" style:font-size-asian="10pt" style:font-size-complex="10pt"/>
    </style:style>
    <style:style style:name="T9" style:family="text">
      <style:text-properties style:font-name="Liberation Serif" fo:font-size="10pt" fo:font-weight="bold" fo:background-color="transparent" style:font-size-asian="10pt" style:font-weight-asian="bold" style:font-size-complex="10pt" style:font-weight-complex="bold"/>
    </style:style>
    <style:style style:name="T10" style:family="text">
      <style:text-properties style:font-name="Liberation Serif" fo:font-size="14pt" fo:font-weight="bold" fo:background-color="transparent" style:font-size-asian="14pt" style:font-weight-asian="bold" style:font-size-complex="14pt" style:font-weight-complex="bold"/>
    </style:style>
    <style:style style:name="T11" style:family="text">
      <style:text-properties fo:color="#000000" loext:opacity="100%" style:font-name="Liberation Serif" fo:font-size="10pt" style:font-name-asian="Arial" style:font-size-asian="10pt" style:font-name-complex="Arial" style:font-size-complex="10pt"/>
    </style:style>
    <style:style style:name="T12" style:family="text">
      <style:text-properties fo:color="#000000" loext:opacity="100%" style:font-name="Liberation Serif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13" style:family="text">
      <style:text-properties style:font-name="Liberation Serif" fo:font-size="10pt" fo:background-color="transparent" style:font-size-asian="10pt" style:font-size-complex="10pt"/>
    </style:style>
    <style:style style:name="T14" style:family="text">
      <style:text-properties fo:color="#000000" loext:opacity="100%" style:font-name="Liberation Serif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15" style:family="text">
      <style:text-properties style:font-name="Liberation Serif" fo:font-size="10pt" fo:font-weight="bold" style:font-size-asian="10pt" style:font-weight-asian="bold" style:font-name-complex="Arial2" style:font-size-complex="10pt" style:font-weight-complex="bold"/>
    </style:style>
    <style:style style:name="T16" style:family="text">
      <style:text-properties style:font-name="Liberation Serif" fo:font-size="10pt" style:font-size-asian="10pt" style:font-name-complex="Arial2" style:font-size-complex="10pt"/>
    </style:style>
    <style:style style:name="T17" style:family="text">
      <style:text-properties style:font-name="Liberation Serif" fo:font-size="12pt" style:font-size-asian="12pt" style:font-name-complex="Arial2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ackground-color="#ffffff"/>
    </style:style>
    <style:style style:name="gr3" style:family="graphic">
      <style:graphic-properties draw:textarea-vertical-align="top" fo:background-color="#ffffff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5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6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058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1.182cm" style:run-through="foreground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.3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.5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2.8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radio form:name="VOB/B" form:control-implementation="ooo:com.sun.star.form.component.RadioButton" xml:id="control1" form:id="control1" form:label="VOB/B" form:tab-stop="true" form:tab-index="1" form:visual-effect="flat" form:input-required="false" formx:group-name="VOB/VOL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VOB/L" form:control-implementation="ooo:com.sun.star.form.component.RadioButton" xml:id="control2" form:id="control2" form:label="VOB/L" form:current-selected="true" form:selected="true" form:tab-stop="true" form:tab-index="2" form:input-required="false" formx:group-name="VOB/VOL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checkbox form:name="Zeitvertrag" form:control-implementation="ooo:com.sun.star.form.component.CheckBox" xml:id="control3" form:id="control3" form:label="Zeitvertrag" form:tab-index="3" form:input-required="false" form: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Havarie" form:control-implementation="ooo:com.sun.star.form.component.CheckBox" xml:id="control4" form:id="control4" form:label="Havarie" form:tab-index="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Landeshaup<text:span text:style-name="T3">t</text:span>stadt Magdeburg – 3<text:span text:style-name="T6">9</text:span>090 Magdeburg</text:p>
      <text:p text:style-name="P3"><draw:frame text:anchor-type="paragraph" draw:z-index="0" draw:name="Textrahmen 1_0" draw:style-name="gr13" draw:text-style-name="P39" svg:width="9.827cm" svg:height="2.894cm" svg:x="0.026cm" svg:y="0.347cm"><draw:text-box><text:p><text:span text:style-name="T17">{supplier_name}</text:span><text:span text:style-name="T17"><text:line-break/></text:span><text:span text:style-name="T17">{supplier_address}</text:span><text:span text:style-name="T17"><text:line-break/></text:span><text:span text:style-name="T17">{supplier_postcode} {supplier_town}</text:span><text:span text:style-name="T17"><text:line-break/></text:span><text:span text:style-name="T17">{supplier_country}</text:span></text:p></draw:text-box></draw:frame><draw:frame text:anchor-type="paragraph" draw:z-index="1" draw:name="Textrahmen 2_0" draw:style-name="gr12" draw:text-style-name="P38" svg:width="6.64cm" svg:height="1.588cm" svg:x="10.236cm" svg:y="0.222cm"><draw:text-box><text:p text:style-name="P34"><text:span text:style-name="T15">Fachbereich Schule und Sport</text:span></text:p><text:p text:style-name="P34"><text:span text:style-name="T16">G.-Hauptmann-Str. 24-26</text:span></text:p><text:p text:style-name="P34"><text:span text:style-name="T16">39108 Magdeburg</text:span></text:p></draw:text-box></draw:frame></text:p>
      <text:p text:style-name="P3"/>
      <text:p text:style-name="P19"/>
      <text:p text:style-name="P6"/>
      <text:p text:style-name="P6"><draw:frame text:anchor-type="char" draw:z-index="2" draw:name="Textrahmen 4_0" draw:style-name="gr11" draw:text-style-name="P37" svg:width="7.286cm" svg:height="1.382cm" svg:x="10.188cm" svg:y="0.116cm"><draw:text-box><text:p text:style-name="P34"><text:span text:style-name="T13">Bearbeitet durch / E-MAIL</text:span></text:p><text:p><text:span text:style-name="T11">{sender}</text:span></text:p><text:p><text:span text:style-name="T11">{sender_email}</text:span></text:p></draw:text-box></draw:frame></text:p>
      <text:p text:style-name="P6"/>
      <text:p text:style-name="P6"/>
      <text:p text:style-name="P6"><draw:g text:anchor-type="char" draw:z-index="3" draw:name="DrawObject3_0" draw:style-name="gr9"><draw:frame draw:name="Textrahmen 3_1" draw:style-name="gr10" draw:text-style-name="P35" svg:width="3.62cm" svg:height="1.183cm" svg:x="10.116cm" svg:y="0.249cm"><draw:text-box><text:p text:style-name="P34"><text:span text:style-name="T13">Telefon</text:span></text:p><text:p text:style-name="P34"><text:span text:style-name="T13">{sender_phone}</text:span></text:p></draw:text-box></draw:frame><draw:frame draw:name="Textrahmen 5_1" draw:style-name="gr10" draw:text-style-name="P37" svg:width="3.62cm" svg:height="1.183cm" svg:x="13.951cm" svg:y="0.325cm"><draw:text-box><text:p text:style-name="P34"><text:span text:style-name="T13">Auftragsdatum</text:span></text:p><text:p text:style-name="P36"><text:span text:style-name="T14">{date_order}</text:span></text:p></draw:text-box></draw:frame></draw:g><draw:frame text:anchor-type="char" draw:z-index="4" draw:name="Textrahmen 7_0" draw:style-name="gr8" draw:text-style-name="P33" svg:width="5.441cm" svg:height="1.22cm" svg:x="0.076cm" svg:y="0.259cm"><draw:text-box><text:p><text:span text:style-name="T11">HH-J | KST / FB | lfd. Nr. <text:s text:c="3"/></text:span></text:p><text:p><text:span text:style-name="T12">{num_order}</text:span></text:p></draw:text-box></draw:frame></text:p>
      <text:p text:style-name="P6"/>
      <text:p text:style-name="P6"/>
      <text:p text:style-name="P6"/>
      <text:p text:style-name="P6"><draw:g text:anchor-type="paragraph" draw:z-index="15" draw:name="DrawObject4_0" draw:style-name="gr1"><draw:control draw:name="Steuerelement 4_0" draw:style-name="gr2" draw:text-style-name="P30" svg:width="2.982cm" svg:height="0.56cm" svg:x="4.359cm" svg:y="1.838cm" draw:control="control3"/><draw:control draw:name="Steuerelement 5_0" draw:style-name="gr2" draw:text-style-name="P30" svg:width="2.92cm" svg:height="0.555cm" svg:x="7.395cm" svg:y="1.84cm" draw:control="control4"/></draw:g><draw:frame text:anchor-type="paragraph" draw:z-index="11" draw:name="Textrahmen 8_0" draw:style-name="gr4" draw:text-style-name="P31" svg:width="3.356cm" svg:height="0.528cm" svg:x="0.076cm" svg:y="1.245cm"><draw:text-box><text:p><text:span text:style-name="T7">Auftrag nach:</text:span></text:p></draw:text-box></draw:frame></text:p>
      <text:p text:style-name="P6"><draw:control text:anchor-type="paragraph" draw:z-index="14" draw:name="Steuerelement 3_0" draw:style-name="gr3" draw:text-style-name="P30" svg:width="2.02cm" svg:height="0.676cm" svg:x="2.021cm" svg:y="1.42cm" draw:control="control2"/><draw:control text:anchor-type="paragraph" draw:z-index="13" draw:name="Steuerelement 2_0" draw:style-name="gr3" draw:text-style-name="P30" svg:width="2.02cm" svg:height="0.676cm" svg:x="0cm" svg:y="1.42cm" draw:control="control1"/></text:p>
      <text:p text:style-name="P6"><draw:frame text:anchor-type="char" draw:z-index="6" draw:name="Textrahmen 10_1" draw:style-name="gr7" draw:text-style-name="P32" svg:width="5.275cm" svg:height="1.059cm" svg:x="3.842cm" svg:y="-1.258cm"><draw:text-box><text:p><text:span text:style-name="T8">Sachkonto / Investitions-Nr.</text:span></text:p><text:p><text:span text:style-name="T10">{budgettypes_name}</text:span></text:p></draw:text-box></draw:frame><draw:frame text:anchor-type="char" draw:z-index="5" draw:name="Textrahmen 9_1" draw:style-name="gr7" draw:text-style-name="P32" svg:width="3.955cm" svg:height="1.059cm" svg:x="0.076cm" svg:y="-1.258cm"><draw:text-box><text:p><text:span text:style-name="T8">KST</text:span></text:p><text:p><text:span text:style-name="T10">{kost_stelle}</text:span></text:p></draw:text-box></draw:frame></text:p>
      <text:p text:style-name="P6"/>
      <text:p text:style-name="P6"><draw:frame text:anchor-type="char" draw:z-index="7" draw:name="Textrahmen 11_0" draw:style-name="gr6" draw:text-style-name="P32" svg:width="16.608cm" svg:height="0.623cm" svg:x="0.076cm" svg:y="0.663cm"><draw:text-box><text:p><text:span text:style-name="T8">Maßnahme: </text:span><text:span text:style-name="T8"><text:tab/></text:span><text:span text:style-name="T8"><text:tab/></text:span><text:span text:style-name="T9">{order_name}</text:span></text:p></draw:text-box></draw:frame></text:p>
      <text:p text:style-name="P6"/>
      <text:p text:style-name="P6"><draw:frame text:anchor-type="char" draw:z-index="9" draw:name="Textrahmen 13_0" draw:style-name="gr6" draw:text-style-name="P32" svg:width="16.608cm" svg:height="0.623cm" svg:x="0.076cm" svg:y="0.309cm"><draw:text-box><text:p><text:span text:style-name="T8">Objekt:</text:span><text:span text:style-name="T8"><text:tab/></text:span><text:span text:style-name="T8"> </text:span><text:span text:style-name="T8"><text:tab/></text:span><text:span text:style-name="T8"><text:tab/></text:span><text:span text:style-name="T7">{entity_name}</text:span></text:p></draw:text-box></draw:frame></text:p>
      <text:p text:style-name="P6"><draw:frame text:anchor-type="char" draw:z-index="8" draw:name="Textrahmen 12_0" draw:style-name="gr6" draw:text-style-name="P32" svg:width="16.608cm" svg:height="0.623cm" svg:x="0.076cm" svg:y="0.52cm"><draw:text-box><text:p><text:span text:style-name="T8">Lieferanschrift: </text:span><text:span text:style-name="T8"><text:tab/></text:span><text:span text:style-name="T8"><text:tab/></text:span><text:span text:style-name="T7">{entity_address}, {entity_postcode}, {entity_town}</text:span></text:p></draw:text-box></draw:frame></text:p>
      <text:p text:style-name="P6"/>
      <text:p text:style-name="P6"><draw:frame text:anchor-type="char" draw:z-index="10" draw:name="Textrahmen 14_0" draw:style-name="gr5" draw:text-style-name="P32" svg:width="9.946cm" svg:height="0.72cm" svg:x="0.076cm" svg:y="0.312cm"><draw:text-box><text:p><text:span text:style-name="T8">Wir erteilen Ihnen hiermit den Auftrag von: </text:span></text:p></draw:text-box></draw:frame></text:p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5">Beschreibung</text:p>
          </table:table-cell>
          <table:table-cell table:style-name="Table3.A1" office:value-type="string">
            <text:p text:style-name="P26">Typ</text:p>
          </table:table-cell>
          <table:table-cell table:style-name="Table3.A1" office:value-type="string">
            <text:p text:style-name="P24">Referenz</text:p>
          </table:table-cell>
          <table:table-cell table:style-name="Table3.A1" office:value-type="string">
            <text:p text:style-name="P15"><text:span text:style-name="T4">EP </text:span><text:span text:style-name="T5">Netto</text:span></text:p>
          </table:table-cell>
          <table:table-cell table:style-name="Table3.A1" office:value-type="string">
            <text:p text:style-name="P22">Menge</text:p>
          </table:table-cell>
          <table:table-cell table:style-name="Table3.F1" office:value-type="string">
            <text:p text:style-name="P18">GP Netto</text:p>
          </table:table-cell>
        </table:table-row>
        <table:table-row>
          <table:table-cell table:style-name="Table3.A2" office:value-type="string">
            <text:p text:style-name="P13">[!-- BEGIN row.articles --]{titleArticle}</text:p>
          </table:table-cell>
          <table:table-cell table:style-name="Table3.B2" office:value-type="string">
            <text:p text:style-name="P14">{typArticle}</text:p>
          </table:table-cell>
          <table:table-cell table:style-name="Table3.C2" office:value-type="string">
            <text:p text:style-name="P7">{refArticle}</text:p>
          </table:table-cell>
          <table:table-cell table:style-name="Table3.D2" office:value-type="string">
            <text:p text:style-name="P7">{HTPriceArticle}</text:p>
          </table:table-cell>
          <table:table-cell table:style-name="Table3.E2" office:value-type="string">
            <text:p text:style-name="P7">{nbA}</text:p>
          </table:table-cell>
          <table:table-cell table:style-name="Table3.F2" office:value-type="string">
            <text:p text:style-name="P7">{HTPriceTotalArticle}<text:line-break/>[!-- END row.articles --]</text:p>
          </table:table-cell>
        </table:table-row>
        <table:table-row table:style-name="Table3.3">
          <table:table-cell table:style-name="Table3.A3" table:number-columns-spanned="3" office:value-type="string">
            <text:p text:style-name="P13"/>
          </table:table-cell>
          <table:covered-table-cell/>
          <table:covered-table-cell/>
          <table:table-cell table:style-name="Table3.D3" table:number-columns-spanned="2" office:value-type="string">
            <text:p text:style-name="P23">Gesamt Bruttopreis</text:p>
          </table:table-cell>
          <table:covered-table-cell/>
          <table:table-cell table:style-name="Table3.F3" office:value-type="string">
            <text:p text:style-name="P21">{totalttc}{title_money}</text:p>
          </table:table-cell>
        </table:table-row>
      </table:table>
      <text:p text:style-name="P20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table:number-columns-spanned="2" office:value-type="string">
            <text:p text:style-name="P16">Mittel stehen haushaltsrechtlich zur Verfügung:</text:p>
          </table:table-cell>
          <table:covered-table-cell/>
          <table:table-cell table:style-name="Table1.C1" table:number-columns-spanned="2" office:value-type="string">
            <text:p text:style-name="P17">In Provekon erfasst: 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9">Datum:</text:p>
          </table:table-cell>
          <table:table-cell table:style-name="Table1.A2" office:value-type="string">
            <text:p text:style-name="P9"/>
            <text:p text:style-name="P9">……………………………………………...</text:p>
          </table:table-cell>
          <table:table-cell table:style-name="Table1.A2" office:value-type="string">
            <text:p text:style-name="P9">Datum:</text:p>
          </table:table-cell>
          <table:table-cell table:style-name="Table1.D2" office:value-type="string">
            <text:p text:style-name="P9"/>
            <text:p text:style-name="P9">………………………..</text:p>
          </table:table-cell>
        </table:table-row>
        <table:table-row table:style-name="Table1.2">
          <table:table-cell table:style-name="Table1.A2" office:value-type="string">
            <text:p text:style-name="P9">Unterschrift: </text:p>
          </table:table-cell>
          <table:table-cell table:style-name="Table1.A2" office:value-type="string">
            <text:p text:style-name="P10"/>
            <text:p text:style-name="P10">………………………………………………</text:p>
          </table:table-cell>
          <table:table-cell table:style-name="Table1.A2" office:value-type="string">
            <text:p text:style-name="P11">Unterschrift:</text:p>
          </table:table-cell>
          <table:table-cell table:style-name="Table1.D2" office:value-type="string">
            <text:p text:style-name="P9"/>
            <text:p text:style-name="P9">………………………..</text:p>
          </table:table-cell>
        </table:table-row>
        <table:table-row table:style-name="Table1.4">
          <table:table-cell table:style-name="Table1.A4" office:value-type="string">
            <text:p text:style-name="P4">i.A.</text:p>
          </table:table-cell>
          <table:table-cell table:style-name="Table1.B4" table:number-columns-spanned="3" office:value-type="string">
            <text:p text:style-name="P8">…………………………………………………………………………………………………...</text:p>
          </table:table-cell>
          <table:covered-table-cell/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Lohit Devanagari3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3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7.5pt" officeooo:paragraph-rsid="000b6921" style:font-size-asian="17.5pt"/>
    </style:style>
    <style:style style:name="M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.5pt" officeooo:paragraph-rsid="000b6921" style:font-size-asian="13.5pt"/>
    </style:style>
    <style:style style:name="MT1" style:family="text">
      <style:text-properties officeooo:rsid="00675ab7"/>
    </style:style>
    <style:style style:name="MT2" style:family="text">
      <style:text-properties officeooo:rsid="004d101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Landeshauptstadt Magdeburg<draw:frame draw:style-name="Mfr1" draw:name="Bild1" text:anchor-type="char" svg:x="12.256cm" svg:y="-1.579cm" svg:width="2.725cm" svg:height="3.071cm" draw:z-index="12"><draw:image xlink:href="Pictures/10000000000001520000017DF633136E3023F384.png" xlink:type="simple" xlink:show="embed" xlink:actuate="onLoad" draw:mime-type="image/png"/></draw:frame></text:p>
        <text:p text:style-name="MP2"><text:s text:c="13"/><text:tab/>D<text:span text:style-name="MT1">ie</text:span> Oberbürgermeiste<text:span text:style-name="MT2">r</text:span><text:span text:style-name="MT1">in</text:span><text:span text:style-name="MT2"> 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30T16:46:35.557670418</meta:creation-date>
    <dc:date>2022-11-09T10:55:01.785000000</dc:date>
    <meta:editing-duration>PT44M26S</meta:editing-duration>
    <meta:editing-cycles>51</meta:editing-cycles>
    <meta:generator>LibreOffice/7.3.6.2$Windows_X86_64 LibreOffice_project/c28ca90fd6e1a19e189fc16c05f8f8924961e12e</meta:generator>
    <meta:document-statistic meta:table-count="2" meta:image-count="1" meta:object-count="0" meta:page-count="1" meta:paragraph-count="29" meta:word-count="52" meta:character-count="538" meta:non-whitespace-character-count="498"/>
  </office:meta>
</office:document-meta>
</file>